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4.2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V/(m/s)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Rcoil</text:p>
          </table:table-cell>
          <table:table-cell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string" calcext:value-type="string">
            <text:p>max excursion [mm]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sample rat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andwidth</text:p>
          </table:table-cell>
          <table:table-cell office:value-type="string" calcext:value-type="string">
            <text:p>0.7-44hz</text:p>
          </table:table-cell>
          <table:table-cell/>
        </table:table-row>
        <table:table-row table:style-name="ro1">
          <table:table-cell office:value-type="string" calcext:value-type="string">
            <text:p>counts/(m/s)</text:p>
          </table:table-cell>
          <table:table-cell office:value-type="float" office:value="399650000" calcext:value-type="float">
            <text:p>399650000</text:p>
          </table:table-cell>
          <table:table-cell/>
        </table:table-row>
        <table:table-row table:style-name="ro1">
          <table:table-cell office:value-type="string" calcext:value-type="string">
            <text:p>clip (counts)</text:p>
          </table:table-cell>
          <table:table-cell table:formula="of:=8388608*2" office:value-type="float" office:value="16777216" calcext:value-type="float">
            <text:p>16777216</text:p>
          </table:table-cell>
          <table:table-cell/>
        </table:table-row>
        <table:table-row table:style-name="ro1">
          <table:table-cell office:value-type="string" calcext:value-type="string">
            <text:p>clip (m/s) (p-p)</text:p>
          </table:table-cell>
          <table:table-cell office:value-type="float" office:value="0.022" calcext:value-type="float">
            <text:p>0.022</text:p>
          </table:table-cell>
          <table:table-cell/>
        </table:table-row>
        <table:table-row table:style-name="ro1">
          <table:table-cell office:value-type="string" calcext:value-type="string">
            <text:p>clip (v) (p-p)</text:p>
          </table:table-cell>
          <table:table-cell table:formula="of:=[.B8]*[.B1]" office:value-type="float" office:value="0.506" calcext:value-type="float">
            <text:p>0.506</text:p>
          </table:table-cell>
          <table:table-cell office:value-type="string" calcext:value-type="string">
            <text:p>if we actually had 21 bits</text:p>
          </table:table-cell>
        </table:table-row>
        <table:table-row table:style-name="ro1">
          <table:table-cell office:value-type="string" calcext:value-type="string">
            <text:p>min (m/s) (p-p)</text:p>
          </table:table-cell>
          <table:table-cell office:value-type="float" office:value="0.00000003" calcext:value-type="float">
            <text:p>3E-08</text:p>
          </table:table-cell>
          <table:table-cell table:formula="of:=[.B8]/2^21" office:value-type="float" office:value="0.0000000104904174804688" calcext:value-type="float">
            <text:p>1.04904174804688E-08</text:p>
          </table:table-cell>
        </table:table-row>
        <table:table-row table:style-name="ro1">
          <table:table-cell office:value-type="string" calcext:value-type="string">
            <text:p>min (v) (p-p)</text:p>
          </table:table-cell>
          <table:table-cell table:formula="of:=[.B10]*[.B1]" office:value-type="float" office:value="0.00000069" calcext:value-type="float">
            <text:p>6.9E-07</text:p>
          </table:table-cell>
          <table:table-cell table:formula="of:=[.C10]*[.B1]" office:value-type="float" office:value="0.000000241279602050781" calcext:value-type="float">
            <text:p>2.41279602050781E-07</text:p>
          </table:table-cell>
        </table:table-row>
        <table:table-row table:style-name="ro1">
          <table:table-cell office:value-type="string" calcext:value-type="string">
            <text:p>Effective Bits</text:p>
          </table:table-cell>
          <table:table-cell table:formula="of:=LOG([.B9]/[.B11];2)" office:value-type="float" office:value="19.484109592353" calcext:value-type="float">
            <text:p>19.484109592353</text:p>
          </table:table-cell>
          <table:table-cell table:formula="of:=LOG([.B9]/[.C11];2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ax current</text:p>
          </table:table-cell>
          <table:table-cell office:value-type="string" calcext:value-type="string">
            <text:p>1.5ma</text:p>
          </table:table-cell>
          <table:table-cell/>
        </table:table-row>
        <table:table-row table:style-name="ro1">
          <table:table-cell office:value-type="string" calcext:value-type="string">
            <text:p>min current</text:p>
          </table:table-cell>
          <table:table-cell office:value-type="string" calcext:value-type="string">
            <text:p>5.6na</text:p>
          </table:table-cell>
          <table:table-cell/>
        </table:table-row>
        <table:table-row table:style-name="ro1">
          <table:table-cell office:value-type="string" calcext:value-type="string">
            <text:p>R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ef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in</text:p>
          </table:table-cell>
          <table:table-cell table:formula="of:=([.B16]*2/[.B9])" office:value-type="float" office:value="11.8577075098814" calcext:value-type="float">
            <text:p>11.8577075098814</text:p>
          </table:table-cell>
          <table:table-cell table:formula="of:=([.C16]*2/[.B9])" office:value-type="float" office:value="11.8577075098814" calcext:value-type="float">
            <text:p>11.8577075098814</text:p>
          </table:table-cell>
        </table:table-row>
        <table:table-row table:style-name="ro1">
          <table:table-cell office:value-type="string" calcext:value-type="string">
            <text:p>min V p-p @ ADC</text:p>
          </table:table-cell>
          <table:table-cell table:formula="of:=([.B11]*[.B17])" office:value-type="float" office:value="0.00000818181818181818" calcext:value-type="float">
            <text:p>8.18181818181818E-06</text:p>
          </table:table-cell>
          <table:table-cell table:formula="of:=([.C11]*[.C17])" office:value-type="float" office:value="0.00000286102294921875" calcext:value-type="float">
            <text:p>2.86102294921875E-06</text:p>
          </table:table-cell>
        </table:table-row>
        <table:table-row table:style-name="ro1">
          <table:table-cell office:value-type="string" calcext:value-type="string">
            <text:p>max V p-p @ ADC</text:p>
          </table:table-cell>
          <table:table-cell table:formula="of:=[.B17]*[.B9]" office:value-type="float" office:value="6" calcext:value-type="float">
            <text:p>6</text:p>
          </table:table-cell>
          <table:table-cell table:formula="of:=[.C17]*[.B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 LSB</text:p>
          </table:table-cell>
          <table:table-cell table:formula="of:=[.B19]/2^[.B12]" office:value-type="float" office:value="0.00000818181818181819" calcext:value-type="float">
            <text:p>8.18181818181819E-06</text:p>
          </table:table-cell>
          <table:table-cell table:formula="of:=[.C19]/2^[.C12]" office:value-type="float" office:value="0.00000286102294921875" calcext:value-type="float">
            <text:p>2.86102294921875E-0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OB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AX Vnoise p-p </text:p>
          </table:table-cell>
          <table:table-cell table:formula="of:=0.5*[.B19]/2^[.B22]" office:value-type="float" office:value="0.00000286102294921875" calcext:value-type="float">
            <text:p>2.86102294921875E-06</text:p>
          </table:table-cell>
          <table:table-cell/>
        </table:table-row>
        <table:table-row table:style-name="ro1">
          <table:table-cell office:value-type="string" calcext:value-type="string">
            <text:p>Max Vnoise rms</text:p>
          </table:table-cell>
          <table:table-cell table:formula="of:=[.B23]/6" office:value-type="float" office:value="0.000000476837158203125" calcext:value-type="float">
            <text:p>4.76837158203125E-07</text:p>
          </table:table-cell>
          <table:table-cell/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PSD (v/sqrt(hz))</text:p>
          </table:table-cell>
          <table:table-cell table:formula="of:=[.B24]/SQRT([.B25])" office:value-type="float" office:value="0.0000000885464373479137" calcext:value-type="float">
            <text:p>8.85464373479137E-0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oise of A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Hz</text:p>
          </table:table-cell>
          <table:table-cell office:value-type="string" calcext:value-type="string">
            <text:p>1.03 uV rms</text:p>
          </table:table-cell>
          <table:table-cell office:value-type="string" calcext:value-type="string">
            <text:p>6.18uV p-p</text:p>
          </table:table-cell>
        </table:table-row>
        <table:table-row table:style-name="ro1">
          <table:table-cell office:value-type="string" calcext:value-type="string">
            <text:p>ENOB</text:p>
          </table:table-cell>
          <table:table-cell office:value-type="float" office:value="22.7" calcext:value-type="float">
            <text:p>22.7</text:p>
          </table:table-cell>
          <table:table-cell/>
        </table:table-row>
        <table:table-row table:style-name="ro1">
          <table:table-cell office:value-type="string" calcext:value-type="string">
            <text:p>Noise free bit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oise of RS ref</text:p>
          </table:table-cell>
          <table:table-cell office:value-type="string" calcext:value-type="string">
            <text:p>4.6 uV p-p</text:p>
          </table:table-cell>
          <table:table-cell/>
        </table:table-row>
        <table:table-row table:style-name="ro1">
          <table:table-cell office:value-type="string" calcext:value-type="string">
            <text:p>noise of MAX ref</text:p>
          </table:table-cell>
          <table:table-cell office:value-type="string" calcext:value-type="string">
            <text:p>1.75 uV p-p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llen-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0001" calcext:value-type="float">
            <text:p>1E-05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formula="of:=[.B37]*[.B40]" office:value-type="float" office:value="25000" calcext:value-type="float">
            <text:p>25000</text:p>
          </table:table-cell>
          <table:table-cell/>
        </table:table-row>
        <table:table-row table:style-name="ro1">
          <table:table-cell office:value-type="string" calcext:value-type="string">
            <text:p>fc</text:p>
          </table:table-cell>
          <table:table-cell table:formula="of:=1/(2*3.1415*[.B40]*[.B39]*SQRT([.B37]*[.B38]))" office:value-type="float" office:value="0.450171434783732" calcext:value-type="float">
            <text:p>0.450171434783732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table:formula="of:=SQRT([.B37]*[.B38])/([.B37]+1+[.B37]*[.B38]*(1-[.B44]))" office:value-type="float" office:value="0.707106781186548" calcext:value-type="float">
            <text:p>0.707106781186548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g fil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0001" calcext:value-type="float">
            <text:p>1E-05</text:p>
          </table:table-cell>
          <table:table-cell table:style-name="ce1" office:value-type="float" office:value="0.000002" calcext:value-type="float">
            <text:p>2.00E-0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Fp</text:p>
          </table:table-cell>
          <table:table-cell table:formula="of:=1/([.B47]*[.B49]*2*3.14159)" office:value-type="float" office:value="0.159155077524438" calcext:value-type="float">
            <text:p>0.159155077524438</text:p>
          </table:table-cell>
          <table:table-cell table:formula="of:=1/([.C47]*[.C49]*2*3.14159)" office:value-type="float" office:value="39.7887693811096" calcext:value-type="float">
            <text:p>39.7887693811096</text:p>
          </table:table-cell>
        </table:table-row>
        <table:table-row table:style-name="ro1">
          <table:table-cell office:value-type="string" calcext:value-type="string">
            <text:p>Fz</text:p>
          </table:table-cell>
          <table:table-cell table:formula="of:=1/([.B48]*[.B49]*2*3.14159)" office:value-type="float" office:value="5.30516925081461" calcext:value-type="float">
            <text:p>5.30516925081461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table:formula="of:=([.B47]/[.B50])^2" office:value-type="float" office:value="1111.11111111111" calcext:value-type="float">
            <text:p>1111.11111111111</text:p>
          </table:table-cell>
          <table:table-cell table:formula="of:=LOG10([.B53])*20" office:value-type="float" office:value="60.9151498112135" calcext:value-type="float">
            <text:p>60.9151498112135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table:formula="of:=([.B48]/[.B50])^2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/00/0000</text:date>, <text:time style:data-style-name="N2" text:time-value="21:59:31.0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8T14:50:23.037000000</meta:creation-date>
    <meta:editing-duration>P2DT19H53M55S</meta:editing-duration>
    <meta:editing-cycles>8</meta:editing-cycles>
    <meta:generator>LibreOffice/6.1.4.2$Windows_X86_64 LibreOffice_project/9d0f32d1f0b509096fd65e0d4bec26ddd1938fd3</meta:generator>
    <dc:date>2021-06-16T09:26:44.600000000</dc:date>
    <meta:document-statistic meta:table-count="1" meta:cell-count="108" meta:object-count="0"/>
  </office:meta>
</office:document-meta>
</file>